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df3" officeooo:paragraph-rsid="0007bdf3"/>
    </style:style>
    <style:style style:name="P2" style:family="paragraph" style:parent-style-name="Standard">
      <style:text-properties officeooo:rsid="00083787" officeooo:paragraph-rsid="00083787"/>
    </style:style>
    <style:style style:name="P3" style:family="paragraph" style:parent-style-name="Standard">
      <style:text-properties officeooo:paragraph-rsid="00083787"/>
    </style:style>
    <style:style style:name="T1" style:family="text">
      <style:text-properties officeooo:rsid="00083787"/>
    </style:style>
    <style:style style:name="T2" style:family="text">
      <style:text-properties officeooo:rsid="00097fdb"/>
    </style:style>
    <style:style style:name="T3" style:family="text">
      <style:text-properties officeooo:rsid="000a3632"/>
    </style:style>
    <style:style style:name="T4" style:family="text">
      <style:text-properties officeooo:rsid="000b04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ch I/O trace will be connected to two separate pins on the microcontroller. Each trace will have a 0Ω resistor between the sensor pin and the microcontroller pin, but one of these 0Ω resistors will be DNP. This will allow a different microcontroller pin to be used in the event that one fails. </text:p>
      <text:p text:style-name="P1"/>
      <text:p text:style-name="P1">The line to the voltage will also be populated with a 0Ω, to allow the entire module to be disconnected from power in the instance that a design error and/or circuit damage within the sensor module leads to a short</text:p>
      <text:p text:style-name="P1"/>
      <text:p text:style-name="P1">If there is space on the <text:span text:style-name="T1">HAT</text:span>, each pin on the sensor will also be connected to a test point which will allow a wire to be soldered to corresponding test point for a microcontroller pin to account for trace damage.</text:p>
      <text:p text:style-name="P1"/>
      <text:p text:style-name="P1">Finally, the design includes 2 analogue sensors (a potentiometer which can be connected to some small mechanical device, and a <text:span text:style-name="T4">thermistor)</text:span>, and 2 digital sensors (an ambient light sensor and a <text:span text:style-name="T1">temperature/</text:span><text:span text:style-name="T4">humidity</text:span> sensor). <text:span text:style-name="T1">Best case scenario, this means that the HAT is multi-faceted and can serve a variety of different </text:span><text:span text:style-name="T3">research </text:span><text:span text:style-name="T1">purposes. However, in the event of of component/design failure or inadequate component stock, the HAT will hopefully still have other functioning sensors and thus will still be useful. It is specifically useful that there are 2 different temperature sensors, given that our original examination of use cases for the HAT placed on a strong emphasis on the HAT’s ability to sense temperature.</text:span></text:p>
      <text:p text:style-name="P2"/>
      <text:p text:style-name="P1"/>
      <text:p text:style-name="P3"><text:span text:style-name="T1">Temperature and humidity sensor: </text:span>C283768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21:35:23.533085319</meta:creation-date>
    <meta:generator>LibreOffice/7.3.7.2$Linux_X86_64 LibreOffice_project/30$Build-2</meta:generator>
    <dc:date>2023-03-13T18:01:03.929707115</dc:date>
    <meta:editing-duration>PT1H56M14S</meta:editing-duration>
    <meta:editing-cycles>4</meta:editing-cycles>
    <meta:document-statistic meta:table-count="0" meta:image-count="0" meta:object-count="0" meta:page-count="1" meta:paragraph-count="5" meta:word-count="252" meta:character-count="1484" meta:non-whitespace-character-count="1236"/>
  </office:meta>
</office:document-meta>
</file>